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1.82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0.04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16.99mm"/>
    </style:style>
    <style:style style:name="co9" style:family="table-column">
      <style:table-column-properties fo:break-before="auto" style:column-width="46.92mm"/>
    </style:style>
    <style:style style:name="co10" style:family="table-column">
      <style:table-column-properties fo:break-before="auto" style:column-width="20.46mm"/>
    </style:style>
    <style:style style:name="co11" style:family="table-column">
      <style:table-column-properties fo:break-before="auto" style:column-width="29.35mm"/>
    </style:style>
    <style:style style:name="co12" style:family="table-column">
      <style:table-column-properties fo:break-before="auto" style:column-width="23.94mm"/>
    </style:style>
    <style:style style:name="co13" style:family="table-column">
      <style:table-column-properties fo:break-before="auto" style:column-width="18.54mm"/>
    </style:style>
    <style:style style:name="co14" style:family="table-column">
      <style:table-column-properties fo:break-before="auto" style:column-width="23.7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9.9mm" fo:break-before="auto" style:use-optimal-row-height="true"/>
    </style:style>
    <style:style style:name="ro2" style:family="table-row">
      <style:table-row-properties style:row-height="6.72mm" fo:break-before="auto" style:use-optimal-row-height="true"/>
    </style:style>
    <style:style style:name="ro3" style:family="table-row">
      <style:table-row-properties style:row-height="8.03mm" fo:break-before="auto" style:use-optimal-row-height="false"/>
    </style:style>
    <style:style style:name="ro4" style:family="table-row">
      <style:table-row-properties style:row-height="7.66mm" fo:break-before="auto" style:use-optimal-row-height="false"/>
    </style:style>
    <style:style style:name="ro5" style:family="table-row">
      <style:table-row-properties style:row-height="19.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#ffaa95"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ff5429"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12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2">
      <style:table-cell-properties fo:background-color="#dee6ef"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12">
      <style:table-cell-properties fo:background-color="#729fcf" style:text-align-source="fix" style:repeat-content="false" fo:border="0.06pt solid #000000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2">
      <style:table-cell-properties fo:background-color="#dee6ef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12">
      <style:table-cell-properties fo:background-color="#729fcf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 style:data-style-name="N112">
      <style:table-cell-properties fo:background-color="#81d41a" style:text-align-source="fix" style:repeat-content="false" fo:border="0.06pt solid #000000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12">
      <style:table-cell-properties fo:background-color="#81d41a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112">
      <style:table-cell-properties fo:background-color="#ffaa95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 style:data-style-name="N112">
      <style:table-cell-properties fo:background-color="#ff5429" style:text-align-source="fix" style:repeat-content="false" fo:border="0.06pt solid #000000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fo:background-color="#81d41a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5429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12">
      <style:table-cell-properties fo:background-color="#ff5429" style:text-align-source="fix" style:repeat-content="false" fo:border="0.06pt solid #000000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aa95" style:text-align-source="fix" style:repeat-content="false" fo:wrap-option="wrap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5429" style:text-align-source="fix" style:repeat-content="false" fo:wrap-option="wrap" fo:border="0.06pt solid #000000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112">
      <style:table-cell-properties fo:background-color="#dee6ef" style:text-align-source="fix" style:repeat-content="false" fo:border="0.06pt solid #000000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25"/>
        <table:table-column table:style-name="co4" table:default-cell-style-name="ce8"/>
        <table:table-column table:style-name="co5" table:default-cell-style-name="ce8"/>
        <table:table-column table:style-name="co6" table:default-cell-style-name="ce25"/>
        <table:table-column table:style-name="co7" table:default-cell-style-name="ce8"/>
        <table:table-column table:style-name="co8" table:default-cell-style-name="ce8"/>
        <table:table-column table:style-name="co9" table:default-cell-style-name="ce39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2" table:default-cell-style-name="ce25"/>
        <table:table-column table:style-name="co13" table:default-cell-style-name="ce25"/>
        <table:table-column table:style-name="co14" table:number-columns-repeated="2" table:default-cell-style-name="ce25"/>
        <table:table-column table:style-name="co15" table:number-columns-repeated="1008" table:default-cell-style-name="ce42"/>
        <table:table-row table:style-name="ro1">
          <table:table-cell table:style-name="ce1" office:value-type="string" calcext:value-type="string">
            <text:p>Opportunity number</text:p>
          </table:table-cell>
          <table:table-cell table:style-name="ce9" office:value-type="string" calcext:value-type="string">
            <text:p>Opportunity</text:p>
          </table:table-cell>
          <table:table-cell table:style-name="ce16" office:value-type="string" calcext:value-type="string">
            <text:p>Opportunity size</text:p>
          </table:table-cell>
          <table:table-cell table:style-name="ce9" office:value-type="string" calcext:value-type="string">
            <text:p>SKU</text:p>
          </table:table-cell>
          <table:table-cell table:style-name="ce9" office:value-type="string" calcext:value-type="string">
            <text:p>Defect</text:p>
          </table:table-cell>
          <table:table-cell table:style-name="ce16" office:value-type="string" calcext:value-type="string">
            <text:p>Product value</text:p>
          </table:table-cell>
          <table:table-cell table:style-name="ce9" office:value-type="string" calcext:value-type="string">
            <text:p>Total items per SKU</text:p>
          </table:table-cell>
          <table:table-cell table:style-name="ce9" office:value-type="string" calcext:value-type="string">
            <text:p>Total SKUs with defect</text:p>
          </table:table-cell>
          <table:table-cell table:style-name="ce9" office:value-type="string" calcext:value-type="string">
            <text:p>Criteria</text:p>
          </table:table-cell>
          <table:table-cell table:style-name="ce9" office:value-type="string" calcext:value-type="string">
            <text:p>Items meeting criteria</text:p>
          </table:table-cell>
          <table:table-cell table:style-name="ce9" office:value-type="string" calcext:value-type="string">
            <text:p>Items meeting criteria with defect</text:p>
          </table:table-cell>
          <table:table-cell table:style-name="ce9" office:value-type="string" calcext:value-type="string">
            <text:p>Maintenance zone</text:p>
          </table:table-cell>
          <table:table-cell table:style-name="ce16" office:value-type="string" calcext:value-type="string">
            <text:p>Maintenance cost per item</text:p>
          </table:table-cell>
          <table:table-cell table:style-name="ce16" office:value-type="string" calcext:value-type="string">
            <text:p>Value gained</text:p>
          </table:table-cell>
          <table:table-cell table:style-name="ce16" office:value-type="string" calcext:value-type="string">
            <text:p>Maintenance cost</text:p>
          </table:table-cell>
          <table:table-cell table:style-name="ce16" office:value-type="string" calcext:value-type="string">
            <text:p>Projected savings</text:p>
          </table:table-cell>
          <table:table-cell table:style-name="ce41" table:number-columns-repeated="1004"/>
          <table:table-cell table:style-name="ce44"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A001 &amp; Defect2</text:p>
          </table:table-cell>
          <table:table-cell table:style-name="ce17" table:formula="of:=[.F2]*[.H2]" office:value-type="currency" office:currency="EUR" office:value="1341000" calcext:value-type="currency">
            <text:p>€1,341,000</text:p>
          </table:table-cell>
          <table:table-cell table:style-name="ce10" office:value-type="string" calcext:value-type="string">
            <text:p>B003</text:p>
          </table:table-cell>
          <table:table-cell table:style-name="ce26" office:value-type="float" office:value="2" calcext:value-type="float">
            <text:p>2</text:p>
          </table:table-cell>
          <table:table-cell table:style-name="ce17" office:value-type="currency" office:currency="EUR" office:value="250" calcext:value-type="currency">
            <text:p>€250</text:p>
          </table:table-cell>
          <table:table-cell table:style-name="ce26" office:value-type="float" office:value="70175" calcext:value-type="float">
            <text:p>70175</text:p>
          </table:table-cell>
          <table:table-cell table:style-name="ce26" office:value-type="float" office:value="5364" calcext:value-type="float">
            <text:p>5364</text:p>
          </table:table-cell>
          <table:table-cell table:style-name="ce33" office:value-type="string" calcext:value-type="string">
            <text:p>(data.Zone3Position=='6') &amp; (data.Zone1_Temp_Range&gt;8.96)</text:p>
          </table:table-cell>
          <table:table-cell table:style-name="ce26" office:value-type="float" office:value="5149" calcext:value-type="float">
            <text:p>5149</text:p>
          </table:table-cell>
          <table:table-cell table:style-name="ce26" office:value-type="float" office:value="4402" calcext:value-type="float">
            <text:p>4402</text:p>
          </table:table-cell>
          <table:table-cell table:style-name="ce26" office:value-type="float" office:value="1" calcext:value-type="float">
            <text:p>1</text:p>
          </table:table-cell>
          <table:table-cell table:style-name="ce17" office:value-type="currency" office:currency="EUR" office:value="84" calcext:value-type="currency">
            <text:p>€84</text:p>
          </table:table-cell>
          <table:table-cell table:style-name="ce17" table:formula="of:=[.F2]*[.K2]" office:value-type="currency" office:currency="EUR" office:value="1100500" calcext:value-type="currency">
            <text:p>€1,100,500</text:p>
          </table:table-cell>
          <table:table-cell table:style-name="ce17" table:formula="of:=[.J2]*[.M2]" office:value-type="currency" office:currency="EUR" office:value="432516" calcext:value-type="currency">
            <text:p>€432,516</text:p>
          </table:table-cell>
          <table:table-cell table:style-name="ce17" table:formula="of:=[.N2]-[.O2]" office:value-type="currency" office:currency="EUR" office:value="667984" calcext:value-type="currency">
            <text:p>€667,984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A001 &amp; Defect2</text:p>
          </table:table-cell>
          <table:table-cell table:style-name="ce17" table:formula="of:=[.F3]*[.H3]" office:value-type="currency" office:currency="EUR" office:value="5884400" calcext:value-type="currency">
            <text:p>€5,884,400</text:p>
          </table:table-cell>
          <table:table-cell table:style-name="ce10" office:value-type="string" calcext:value-type="string">
            <text:p>C005</text:p>
          </table:table-cell>
          <table:table-cell table:style-name="ce26" office:value-type="float" office:value="2" calcext:value-type="float">
            <text:p>2</text:p>
          </table:table-cell>
          <table:table-cell table:style-name="ce17" office:value-type="currency" office:currency="EUR" office:value="400" calcext:value-type="currency">
            <text:p>€400</text:p>
          </table:table-cell>
          <table:table-cell table:style-name="ce26" office:value-type="float" office:value="193910" calcext:value-type="float">
            <text:p>193910</text:p>
          </table:table-cell>
          <table:table-cell table:style-name="ce26" office:value-type="float" office:value="14711" calcext:value-type="float">
            <text:p>14711</text:p>
          </table:table-cell>
          <table:table-cell table:style-name="ce33" office:value-type="string" calcext:value-type="string">
            <text:p>(data.Zone3Position=='6') &amp; (data.Zone1_Temp_Range&gt;8.96)</text:p>
          </table:table-cell>
          <table:table-cell table:style-name="ce26" office:value-type="float" office:value="14178" calcext:value-type="float">
            <text:p>14178</text:p>
          </table:table-cell>
          <table:table-cell table:style-name="ce26" office:value-type="float" office:value="12119" calcext:value-type="float">
            <text:p>12119</text:p>
          </table:table-cell>
          <table:table-cell table:style-name="ce26" office:value-type="float" office:value="1" calcext:value-type="float">
            <text:p>1</text:p>
          </table:table-cell>
          <table:table-cell table:style-name="ce17" office:value-type="currency" office:currency="EUR" office:value="145.83" calcext:value-type="currency">
            <text:p>€146</text:p>
          </table:table-cell>
          <table:table-cell table:style-name="ce17" table:formula="of:=[.F3]*[.K3]" office:value-type="currency" office:currency="EUR" office:value="4847600" calcext:value-type="currency">
            <text:p>€4,847,600</text:p>
          </table:table-cell>
          <table:table-cell table:style-name="ce17" table:formula="of:=[.J3]*[.M3]" office:value-type="currency" office:currency="EUR" office:value="2067577.74" calcext:value-type="currency">
            <text:p>€2,067,578</text:p>
          </table:table-cell>
          <table:table-cell table:style-name="ce17" table:formula="of:=[.N3]-[.O3]" office:value-type="currency" office:currency="EUR" office:value="2780022.26" calcext:value-type="currency">
            <text:p>€2,780,022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A001 &amp; Defect2</text:p>
          </table:table-cell>
          <table:table-cell table:style-name="ce17" table:formula="of:=[.F4]*[.H4]" office:value-type="currency" office:currency="EUR" office:value="2663000" calcext:value-type="currency">
            <text:p>€2,663,000</text:p>
          </table:table-cell>
          <table:table-cell table:style-name="ce10" office:value-type="string" calcext:value-type="string">
            <text:p>X007</text:p>
          </table:table-cell>
          <table:table-cell table:style-name="ce26" office:value-type="float" office:value="2" calcext:value-type="float">
            <text:p>2</text:p>
          </table:table-cell>
          <table:table-cell table:style-name="ce17" office:value-type="currency" office:currency="EUR" office:value="1000" calcext:value-type="currency">
            <text:p>€1,000</text:p>
          </table:table-cell>
          <table:table-cell table:style-name="ce26" office:value-type="float" office:value="34960" calcext:value-type="float">
            <text:p>34960</text:p>
          </table:table-cell>
          <table:table-cell table:style-name="ce26" office:value-type="float" office:value="2663" calcext:value-type="float">
            <text:p>2663</text:p>
          </table:table-cell>
          <table:table-cell table:style-name="ce33" office:value-type="string" calcext:value-type="string">
            <text:p>(data.Zone3Position=='6') &amp; (data.Zone1_Temp_Range&gt;8.96)</text:p>
          </table:table-cell>
          <table:table-cell table:style-name="ce26" office:value-type="float" office:value="2547" calcext:value-type="float">
            <text:p>2547</text:p>
          </table:table-cell>
          <table:table-cell table:style-name="ce26" office:value-type="float" office:value="2183" calcext:value-type="float">
            <text:p>2183</text:p>
          </table:table-cell>
          <table:table-cell table:style-name="ce26" office:value-type="float" office:value="1" calcext:value-type="float">
            <text:p>1</text:p>
          </table:table-cell>
          <table:table-cell table:style-name="ce17" office:value-type="currency" office:currency="EUR" office:value="133.33" calcext:value-type="currency">
            <text:p>€133</text:p>
          </table:table-cell>
          <table:table-cell table:style-name="ce17" table:formula="of:=[.F4]*[.K4]" office:value-type="currency" office:currency="EUR" office:value="2183000" calcext:value-type="currency">
            <text:p>€2,183,000</text:p>
          </table:table-cell>
          <table:table-cell table:style-name="ce17" table:formula="of:=[.J4]*[.M4]" office:value-type="currency" office:currency="EUR" office:value="339591.51" calcext:value-type="currency">
            <text:p>€339,592</text:p>
          </table:table-cell>
          <table:table-cell table:style-name="ce17" table:formula="of:=[.N4]-[.O4]" office:value-type="currency" office:currency="EUR" office:value="1843408.49" calcext:value-type="currency">
            <text:p>€1,843,408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otA001 &amp; Defect2</text:p>
          </table:table-cell>
          <table:table-cell table:style-name="ce17" table:formula="of:=[.F5]*[.H5]" office:value-type="currency" office:currency="EUR" office:value="3045000" calcext:value-type="currency">
            <text:p>€3,045,000</text:p>
          </table:table-cell>
          <table:table-cell table:style-name="ce10" office:value-type="string" calcext:value-type="string">
            <text:p>Z009</text:p>
          </table:table-cell>
          <table:table-cell table:style-name="ce26" office:value-type="float" office:value="2" calcext:value-type="float">
            <text:p>2</text:p>
          </table:table-cell>
          <table:table-cell table:style-name="ce17" office:value-type="currency" office:currency="EUR" office:value="600" calcext:value-type="currency">
            <text:p>€600</text:p>
          </table:table-cell>
          <table:table-cell table:style-name="ce26" office:value-type="float" office:value="64835" calcext:value-type="float">
            <text:p>64835</text:p>
          </table:table-cell>
          <table:table-cell table:style-name="ce26" office:value-type="float" office:value="5075" calcext:value-type="float">
            <text:p>5075</text:p>
          </table:table-cell>
          <table:table-cell table:style-name="ce33" office:value-type="string" calcext:value-type="string">
            <text:p>(data.Zone3Position=='6') &amp; (data.Zone1_Temp_Range&gt;8.96)</text:p>
          </table:table-cell>
          <table:table-cell table:style-name="ce26" office:value-type="float" office:value="4912" calcext:value-type="float">
            <text:p>4912</text:p>
          </table:table-cell>
          <table:table-cell table:style-name="ce26" office:value-type="float" office:value="4180" calcext:value-type="float">
            <text:p>4180</text:p>
          </table:table-cell>
          <table:table-cell table:style-name="ce26" office:value-type="float" office:value="1" calcext:value-type="float">
            <text:p>1</text:p>
          </table:table-cell>
          <table:table-cell table:style-name="ce17" office:value-type="currency" office:currency="EUR" office:value="64" calcext:value-type="currency">
            <text:p>€64</text:p>
          </table:table-cell>
          <table:table-cell table:style-name="ce17" table:formula="of:=[.F5]*[.K5]" office:value-type="currency" office:currency="EUR" office:value="2508000" calcext:value-type="currency">
            <text:p>€2,508,000</text:p>
          </table:table-cell>
          <table:table-cell table:style-name="ce17" table:formula="of:=[.J5]*[.M5]" office:value-type="currency" office:currency="EUR" office:value="314368" calcext:value-type="currency">
            <text:p>€314,368</text:p>
          </table:table-cell>
          <table:table-cell table:style-name="ce17" table:formula="of:=[.N5]-[.O5]" office:value-type="currency" office:currency="EUR" office:value="2193632" calcext:value-type="currency">
            <text:p>€2,193,632</text:p>
          </table:table-cell>
          <table:table-cell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otA001 &amp; Defect2</text:p>
          </table:table-cell>
          <table:table-cell table:style-name="ce18" table:formula="of:=SUM([.C2:.C5])" office:value-type="currency" office:currency="EUR" office:value="12933400" calcext:value-type="currency">
            <text:p>€12,933,400</text:p>
          </table:table-cell>
          <table:table-cell table:style-name="ce11"/>
          <table:table-cell table:style-name="ce27" office:value-type="float" office:value="2" calcext:value-type="float">
            <text:p>2</text:p>
          </table:table-cell>
          <table:table-cell table:style-name="ce20"/>
          <table:table-cell table:style-name="ce27" table:formula="of:=SUM([.G2:.G5])" office:value-type="float" office:value="363880" calcext:value-type="float">
            <text:p>363880</text:p>
          </table:table-cell>
          <table:table-cell table:style-name="ce27" table:formula="of:=SUM([.H2:.H5])" office:value-type="float" office:value="27813" calcext:value-type="float">
            <text:p>27813</text:p>
          </table:table-cell>
          <table:table-cell table:style-name="ce34" office:value-type="string" calcext:value-type="string">
            <text:p>(data.Zone3Position=='6') &amp; (data.Zone1_Temp_Range&gt;8.96)</text:p>
          </table:table-cell>
          <table:table-cell table:style-name="ce27" table:formula="of:=SUM([.J2:.J5])" office:value-type="float" office:value="26786" calcext:value-type="float">
            <text:p>26786</text:p>
          </table:table-cell>
          <table:table-cell table:style-name="ce27" table:formula="of:=SUM([.K2:.K5])" office:value-type="float" office:value="22884" calcext:value-type="float">
            <text:p>22884</text:p>
          </table:table-cell>
          <table:table-cell table:style-name="ce27" office:value-type="float" office:value="1" calcext:value-type="float">
            <text:p>1</text:p>
          </table:table-cell>
          <table:table-cell table:style-name="ce20"/>
          <table:table-cell table:style-name="ce20" table:formula="of:=SUM([.N2:.N5])" office:value-type="currency" office:currency="EUR" office:value="10639100" calcext:value-type="currency">
            <text:p>€10,639,100</text:p>
          </table:table-cell>
          <table:table-cell table:style-name="ce20" table:formula="of:=SUM([.O2:.O5])" office:value-type="currency" office:currency="EUR" office:value="3154053.25" calcext:value-type="currency">
            <text:p>€3,154,053</text:p>
          </table:table-cell>
          <table:table-cell table:style-name="ce18" table:formula="of:=SUM([.P2:.P5])" office:value-type="currency" office:currency="EUR" office:value="7485046.75" calcext:value-type="currency">
            <text:p>€7,485,047</text:p>
          </table:table-cell>
          <table:table-cell table:style-name="ce43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otA001 &amp; Defect2</text:p>
          </table:table-cell>
          <table:table-cell table:style-name="ce19" table:formula="of:=[.F7]*[.H7]" office:value-type="currency" office:currency="EUR" office:value="1341000" calcext:value-type="currency">
            <text:p>€1,341,000</text:p>
          </table:table-cell>
          <table:table-cell table:style-name="ce12" office:value-type="string" calcext:value-type="string">
            <text:p>B003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currency" office:currency="EUR" office:value="250" calcext:value-type="currency">
            <text:p>€250</text:p>
          </table:table-cell>
          <table:table-cell table:style-name="ce28" office:value-type="float" office:value="70175" calcext:value-type="float">
            <text:p>70175</text:p>
          </table:table-cell>
          <table:table-cell table:style-name="ce28" office:value-type="float" office:value="5364" calcext:value-type="float">
            <text:p>5364</text:p>
          </table:table-cell>
          <table:table-cell table:style-name="ce35" office:value-type="string" calcext:value-type="string">
            <text:p>(data.Zone3Position=='6') &amp; (data.Zone1_Temp_Range&gt;8.96)</text:p>
          </table:table-cell>
          <table:table-cell table:style-name="ce28" office:value-type="float" office:value="5149" calcext:value-type="float">
            <text:p>5149</text:p>
          </table:table-cell>
          <table:table-cell table:style-name="ce28" office:value-type="float" office:value="4402" calcext:value-type="float">
            <text:p>4402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currency" office:currency="EUR" office:value="106.25" calcext:value-type="currency">
            <text:p>€106</text:p>
          </table:table-cell>
          <table:table-cell table:style-name="ce19" table:formula="of:=[.F7]*[.K7]" office:value-type="currency" office:currency="EUR" office:value="1100500" calcext:value-type="currency">
            <text:p>€1,100,500</text:p>
          </table:table-cell>
          <table:table-cell table:style-name="ce19" table:formula="of:=[.J7]*[.M7]" office:value-type="currency" office:currency="EUR" office:value="547081.25" calcext:value-type="currency">
            <text:p>€547,081</text:p>
          </table:table-cell>
          <table:table-cell table:style-name="ce40" table:formula="of:=[.N7]-[.O7]" office:value-type="currency" office:currency="EUR" office:value="553418.75" calcext:value-type="currency">
            <text:p>€553,419</text:p>
          </table:table-cell>
          <table:table-cell table:style-name="ce43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otA001 &amp; Defect2</text:p>
          </table:table-cell>
          <table:table-cell table:style-name="ce19" table:formula="of:=[.F8]*[.H8]" office:value-type="currency" office:currency="EUR" office:value="5884400" calcext:value-type="currency">
            <text:p>€5,884,400</text:p>
          </table:table-cell>
          <table:table-cell table:style-name="ce12" office:value-type="string" calcext:value-type="string">
            <text:p>C005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currency" office:currency="EUR" office:value="400" calcext:value-type="currency">
            <text:p>€400</text:p>
          </table:table-cell>
          <table:table-cell table:style-name="ce28" office:value-type="float" office:value="193910" calcext:value-type="float">
            <text:p>193910</text:p>
          </table:table-cell>
          <table:table-cell table:style-name="ce28" office:value-type="float" office:value="14711" calcext:value-type="float">
            <text:p>14711</text:p>
          </table:table-cell>
          <table:table-cell table:style-name="ce35" office:value-type="string" calcext:value-type="string">
            <text:p>(data.Zone3Position=='6') &amp; (data.Zone1_Temp_Range&gt;8.96)</text:p>
          </table:table-cell>
          <table:table-cell table:style-name="ce28" office:value-type="float" office:value="14178" calcext:value-type="float">
            <text:p>14178</text:p>
          </table:table-cell>
          <table:table-cell table:style-name="ce28" office:value-type="float" office:value="12119" calcext:value-type="float">
            <text:p>12119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currency" office:currency="EUR" office:value="200" calcext:value-type="currency">
            <text:p>€200</text:p>
          </table:table-cell>
          <table:table-cell table:style-name="ce19" table:formula="of:=[.F8]*[.K8]" office:value-type="currency" office:currency="EUR" office:value="4847600" calcext:value-type="currency">
            <text:p>€4,847,600</text:p>
          </table:table-cell>
          <table:table-cell table:style-name="ce19" table:formula="of:=[.J8]*[.M8]" office:value-type="currency" office:currency="EUR" office:value="2835600" calcext:value-type="currency">
            <text:p>€2,835,600</text:p>
          </table:table-cell>
          <table:table-cell table:style-name="ce40" table:formula="of:=[.N8]-[.O8]" office:value-type="currency" office:currency="EUR" office:value="2012000" calcext:value-type="currency">
            <text:p>€2,012,000</text:p>
          </table:table-cell>
          <table:table-cell table:style-name="ce43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otA001 &amp; Defect2</text:p>
          </table:table-cell>
          <table:table-cell table:style-name="ce19" table:formula="of:=[.F9]*[.H9]" office:value-type="currency" office:currency="EUR" office:value="2663000" calcext:value-type="currency">
            <text:p>€2,663,000</text:p>
          </table:table-cell>
          <table:table-cell table:style-name="ce12" office:value-type="string" calcext:value-type="string">
            <text:p>X007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currency" office:currency="EUR" office:value="1000" calcext:value-type="currency">
            <text:p>€1,000</text:p>
          </table:table-cell>
          <table:table-cell table:style-name="ce28" office:value-type="float" office:value="34960" calcext:value-type="float">
            <text:p>34960</text:p>
          </table:table-cell>
          <table:table-cell table:style-name="ce28" office:value-type="float" office:value="2663" calcext:value-type="float">
            <text:p>2663</text:p>
          </table:table-cell>
          <table:table-cell table:style-name="ce35" office:value-type="string" calcext:value-type="string">
            <text:p>(data.Zone3Position=='6') &amp; (data.Zone1_Temp_Range&gt;8.96)</text:p>
          </table:table-cell>
          <table:table-cell table:style-name="ce28" office:value-type="float" office:value="2547" calcext:value-type="float">
            <text:p>2547</text:p>
          </table:table-cell>
          <table:table-cell table:style-name="ce28" office:value-type="float" office:value="2183" calcext:value-type="float">
            <text:p>2183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currency" office:currency="EUR" office:value="225" calcext:value-type="currency">
            <text:p>€225</text:p>
          </table:table-cell>
          <table:table-cell table:style-name="ce19" table:formula="of:=[.F9]*[.K9]" office:value-type="currency" office:currency="EUR" office:value="2183000" calcext:value-type="currency">
            <text:p>€2,183,000</text:p>
          </table:table-cell>
          <table:table-cell table:style-name="ce19" table:formula="of:=[.J9]*[.M9]" office:value-type="currency" office:currency="EUR" office:value="573075" calcext:value-type="currency">
            <text:p>€573,075</text:p>
          </table:table-cell>
          <table:table-cell table:style-name="ce40" table:formula="of:=[.N9]-[.O9]" office:value-type="currency" office:currency="EUR" office:value="1609925" calcext:value-type="currency">
            <text:p>€1,609,925</text:p>
          </table:table-cell>
          <table:table-cell table:style-name="ce43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NotA001 &amp; Defect2</text:p>
          </table:table-cell>
          <table:table-cell table:style-name="ce19" table:formula="of:=[.F10]*[.H10]" office:value-type="currency" office:currency="EUR" office:value="3045000" calcext:value-type="currency">
            <text:p>€3,045,000</text:p>
          </table:table-cell>
          <table:table-cell table:style-name="ce12" office:value-type="string" calcext:value-type="string">
            <text:p>Z009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currency" office:currency="EUR" office:value="600" calcext:value-type="currency">
            <text:p>€600</text:p>
          </table:table-cell>
          <table:table-cell table:style-name="ce28" office:value-type="float" office:value="64835" calcext:value-type="float">
            <text:p>64835</text:p>
          </table:table-cell>
          <table:table-cell table:style-name="ce28" office:value-type="float" office:value="5075" calcext:value-type="float">
            <text:p>5075</text:p>
          </table:table-cell>
          <table:table-cell table:style-name="ce35" office:value-type="string" calcext:value-type="string">
            <text:p>(data.Zone3Position=='6') &amp; (data.Zone1_Temp_Range&gt;8.96)</text:p>
          </table:table-cell>
          <table:table-cell table:style-name="ce28" office:value-type="float" office:value="4912" calcext:value-type="float">
            <text:p>4912</text:p>
          </table:table-cell>
          <table:table-cell table:style-name="ce28" office:value-type="float" office:value="4180" calcext:value-type="float">
            <text:p>4180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currency" office:currency="EUR" office:value="183.33" calcext:value-type="currency">
            <text:p>€183</text:p>
          </table:table-cell>
          <table:table-cell table:style-name="ce19" table:formula="of:=[.F10]*[.K10]" office:value-type="currency" office:currency="EUR" office:value="2508000" calcext:value-type="currency">
            <text:p>€2,508,000</text:p>
          </table:table-cell>
          <table:table-cell table:style-name="ce19" table:formula="of:=[.J10]*[.M10]" office:value-type="currency" office:currency="EUR" office:value="900516.96" calcext:value-type="currency">
            <text:p>€900,517</text:p>
          </table:table-cell>
          <table:table-cell table:style-name="ce40" table:formula="of:=[.N10]-[.O10]" office:value-type="currency" office:currency="EUR" office:value="1607483.04" calcext:value-type="currency">
            <text:p>€1,607,483</text:p>
          </table:table-cell>
          <table:table-cell table:style-name="ce43"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otA001 &amp; Defect2</text:p>
          </table:table-cell>
          <table:table-cell table:style-name="ce20" table:formula="of:=SUM([.C7:.C10])" office:value-type="currency" office:currency="EUR" office:value="12933400" calcext:value-type="currency">
            <text:p>€12,933,400</text:p>
          </table:table-cell>
          <table:table-cell table:style-name="ce11"/>
          <table:table-cell table:style-name="ce27" office:value-type="float" office:value="2" calcext:value-type="float">
            <text:p>2</text:p>
          </table:table-cell>
          <table:table-cell table:style-name="ce20"/>
          <table:table-cell table:style-name="ce27" table:formula="of:=SUM([.G7:.G10])" office:value-type="float" office:value="363880" calcext:value-type="float">
            <text:p>363880</text:p>
          </table:table-cell>
          <table:table-cell table:style-name="ce27" table:formula="of:=SUM([.H7:.H10])" office:value-type="float" office:value="27813" calcext:value-type="float">
            <text:p>27813</text:p>
          </table:table-cell>
          <table:table-cell table:style-name="ce34" office:value-type="string" calcext:value-type="string">
            <text:p>(data.Zone3Position=='6') &amp; (data.Zone1_Temp_Range&gt;8.96)</text:p>
          </table:table-cell>
          <table:table-cell table:style-name="ce27" table:formula="of:=SUM([.J7:.J10])" office:value-type="float" office:value="26786" calcext:value-type="float">
            <text:p>26786</text:p>
          </table:table-cell>
          <table:table-cell table:style-name="ce27" table:formula="of:=SUM([.K7:.K10])" office:value-type="float" office:value="22884" calcext:value-type="float">
            <text:p>22884</text:p>
          </table:table-cell>
          <table:table-cell table:style-name="ce27" office:value-type="float" office:value="3" calcext:value-type="float">
            <text:p>3</text:p>
          </table:table-cell>
          <table:table-cell table:style-name="ce20"/>
          <table:table-cell table:style-name="ce20" table:formula="of:=SUM([.N7:.N10])" office:value-type="currency" office:currency="EUR" office:value="10639100" calcext:value-type="currency">
            <text:p>€10,639,100</text:p>
          </table:table-cell>
          <table:table-cell table:style-name="ce20" table:formula="of:=SUM([.O7:.O10])" office:value-type="currency" office:currency="EUR" office:value="4856273.21" calcext:value-type="currency">
            <text:p>€4,856,273</text:p>
          </table:table-cell>
          <table:table-cell table:style-name="ce20" table:formula="of:=SUM([.P7:.P10])" office:value-type="currency" office:currency="EUR" office:value="5782826.79" calcext:value-type="currency">
            <text:p>€5,782,827</text:p>
          </table:table-cell>
          <table:table-cell table:style-name="ce43" table:number-columns-repeated="100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A001 &amp; Defect1</text:p>
          </table:table-cell>
          <table:table-cell table:style-name="ce21" table:formula="of:=[.F12]*[.H12]" office:value-type="currency" office:currency="EUR" office:value="12023400" calcext:value-type="currency">
            <text:p>€12,023,400</text:p>
          </table:table-cell>
          <table:table-cell table:style-name="ce13" office:value-type="string" calcext:value-type="string">
            <text:p>A001</text:p>
          </table:table-cell>
          <table:table-cell table:style-name="ce29" office:value-type="float" office:value="1" calcext:value-type="float">
            <text:p>1</text:p>
          </table:table-cell>
          <table:table-cell table:style-name="ce22" office:value-type="currency" office:currency="EUR" office:value="300" calcext:value-type="currency">
            <text:p>€300</text:p>
          </table:table-cell>
          <table:table-cell table:style-name="ce29" office:value-type="float" office:value="135032" calcext:value-type="float">
            <text:p>135032</text:p>
          </table:table-cell>
          <table:table-cell table:style-name="ce29" office:value-type="float" office:value="40078" calcext:value-type="float">
            <text:p>40078</text:p>
          </table:table-cell>
          <table:table-cell table:style-name="ce36" office:value-type="string" calcext:value-type="string">
            <text:p>(data.Zone3_Area=='Bottom Right') &amp; (data.Zone1_Temp_Range&gt;7.03)</text:p>
          </table:table-cell>
          <table:table-cell table:style-name="ce29" office:value-type="float" office:value="38830" calcext:value-type="float">
            <text:p>38830</text:p>
          </table:table-cell>
          <table:table-cell table:style-name="ce29" office:value-type="float" office:value="35697" calcext:value-type="float">
            <text:p>35697</text:p>
          </table:table-cell>
          <table:table-cell table:style-name="ce29" office:value-type="float" office:value="1" calcext:value-type="float">
            <text:p>1</text:p>
          </table:table-cell>
          <table:table-cell table:style-name="ce22" office:value-type="currency" office:currency="EUR" office:value="90" calcext:value-type="currency">
            <text:p>€90</text:p>
          </table:table-cell>
          <table:table-cell table:style-name="ce22" table:formula="of:=[.F12]*[.K12]" office:value-type="currency" office:currency="EUR" office:value="10709100" calcext:value-type="currency">
            <text:p>€10,709,100</text:p>
          </table:table-cell>
          <table:table-cell table:style-name="ce22" table:formula="of:=[.J12]*[.M12]" office:value-type="currency" office:currency="EUR" office:value="3494700" calcext:value-type="currency">
            <text:p>€3,494,700</text:p>
          </table:table-cell>
          <table:table-cell table:style-name="ce21" table:formula="of:=[.N12]-[.O12]" office:value-type="currency" office:currency="EUR" office:value="7214400" calcext:value-type="currency">
            <text:p>€7,214,400</text:p>
          </table:table-cell>
          <table:table-cell table:style-name="ce43" table:number-columns-repeated="100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A001 &amp; Defect1</text:p>
          </table:table-cell>
          <table:table-cell table:style-name="ce22" table:formula="of:=[.F13]*[.H13]" office:value-type="currency" office:currency="EUR" office:value="12023400" calcext:value-type="currency">
            <text:p>€12,023,400</text:p>
          </table:table-cell>
          <table:table-cell table:style-name="ce13" office:value-type="string" calcext:value-type="string">
            <text:p>A001</text:p>
          </table:table-cell>
          <table:table-cell table:style-name="ce29" office:value-type="float" office:value="1" calcext:value-type="float">
            <text:p>1</text:p>
          </table:table-cell>
          <table:table-cell table:style-name="ce22" office:value-type="currency" office:currency="EUR" office:value="300" calcext:value-type="currency">
            <text:p>€300</text:p>
          </table:table-cell>
          <table:table-cell table:style-name="ce29" office:value-type="float" office:value="135032" calcext:value-type="float">
            <text:p>135032</text:p>
          </table:table-cell>
          <table:table-cell table:style-name="ce29" office:value-type="float" office:value="40078" calcext:value-type="float">
            <text:p>40078</text:p>
          </table:table-cell>
          <table:table-cell table:style-name="ce36" office:value-type="string" calcext:value-type="string">
            <text:p>(data.Zone3_Area=='Bottom Right') &amp; (data.Zone1_Temp_Range&gt;7.03)</text:p>
          </table:table-cell>
          <table:table-cell table:style-name="ce29" office:value-type="float" office:value="38830" calcext:value-type="float">
            <text:p>38830</text:p>
          </table:table-cell>
          <table:table-cell table:style-name="ce29" office:value-type="float" office:value="35697" calcext:value-type="float">
            <text:p>35697</text:p>
          </table:table-cell>
          <table:table-cell table:style-name="ce29" office:value-type="float" office:value="3" calcext:value-type="float">
            <text:p>3</text:p>
          </table:table-cell>
          <table:table-cell table:style-name="ce22" office:value-type="currency" office:currency="EUR" office:value="200" calcext:value-type="currency">
            <text:p>€200</text:p>
          </table:table-cell>
          <table:table-cell table:style-name="ce22" table:formula="of:=[.F13]*[.K13]" office:value-type="currency" office:currency="EUR" office:value="10709100" calcext:value-type="currency">
            <text:p>€10,709,100</text:p>
          </table:table-cell>
          <table:table-cell table:style-name="ce22" table:formula="of:=[.J13]*[.M13]" office:value-type="currency" office:currency="EUR" office:value="7766000" calcext:value-type="currency">
            <text:p>€7,766,000</text:p>
          </table:table-cell>
          <table:table-cell table:style-name="ce22" table:formula="of:=[.N13]-[.O13]" office:value-type="currency" office:currency="EUR" office:value="2943100" calcext:value-type="currency">
            <text:p>€2,943,100</text:p>
          </table:table-cell>
          <table:table-cell table:style-name="ce43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tA001 &amp; Defect2</text:p>
          </table:table-cell>
          <table:table-cell table:style-name="ce23" table:formula="of:=[.F14]*[.H14]" office:value-type="currency" office:currency="EUR" office:value="534250" calcext:value-type="currency">
            <text:p>€534,250</text:p>
          </table:table-cell>
          <table:table-cell table:style-name="ce14" office:value-type="string" calcext:value-type="string">
            <text:p>B003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250" calcext:value-type="currency">
            <text:p>€250</text:p>
          </table:table-cell>
          <table:table-cell table:style-name="ce30" office:value-type="float" office:value="70175" calcext:value-type="float">
            <text:p>70175</text:p>
          </table:table-cell>
          <table:table-cell table:style-name="ce30" office:value-type="float" office:value="2137" calcext:value-type="float">
            <text:p>2137</text:p>
          </table:table-cell>
          <table:table-cell table:style-name="ce37" office:value-type="string" calcext:value-type="string">
            <text:p>(data.Zone2Position =='1') &amp; (data.Zone1_In_Zone3_Out_Dur&gt;99.505) &amp; (data.Zone1_In_Zone3_Out_Dur&lt;=99.975) &amp; (data.Block_Position.isin(['1', '4']))</text:p>
          </table:table-cell>
          <table:table-cell table:style-name="ce30" office:value-type="float" office:value="1357" calcext:value-type="float">
            <text:p>1357</text:p>
          </table:table-cell>
          <table:table-cell table:style-name="ce30" office:value-type="float" office:value="1324" calcext:value-type="float">
            <text:p>1324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37.5" calcext:value-type="currency">
            <text:p>€38</text:p>
          </table:table-cell>
          <table:table-cell table:style-name="ce23" table:formula="of:=[.F14]*[.K14]" office:value-type="currency" office:currency="EUR" office:value="331000" calcext:value-type="currency">
            <text:p>€331,000</text:p>
          </table:table-cell>
          <table:table-cell table:style-name="ce23" table:formula="of:=[.J14]*[.M14]" office:value-type="currency" office:currency="EUR" office:value="50887.5" calcext:value-type="currency">
            <text:p>€50,888</text:p>
          </table:table-cell>
          <table:table-cell table:style-name="ce23" table:formula="of:=[.N14]-[.O14]" office:value-type="currency" office:currency="EUR" office:value="280112.5" calcext:value-type="currency">
            <text:p>€280,113</text:p>
          </table:table-cell>
          <table:table-cell table:style-name="ce43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tA001 &amp; Defect2</text:p>
          </table:table-cell>
          <table:table-cell table:style-name="ce23" table:formula="of:=[.F15]*[.H15]" office:value-type="currency" office:currency="EUR" office:value="2412000" calcext:value-type="currency">
            <text:p>€2,412,000</text:p>
          </table:table-cell>
          <table:table-cell table:style-name="ce14" office:value-type="string" calcext:value-type="string">
            <text:p>C005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400" calcext:value-type="currency">
            <text:p>€400</text:p>
          </table:table-cell>
          <table:table-cell table:style-name="ce30" office:value-type="float" office:value="193910" calcext:value-type="float">
            <text:p>193910</text:p>
          </table:table-cell>
          <table:table-cell table:style-name="ce30" office:value-type="float" office:value="6030" calcext:value-type="float">
            <text:p>6030</text:p>
          </table:table-cell>
          <table:table-cell table:style-name="ce37" office:value-type="string" calcext:value-type="string">
            <text:p>(data.Zone2Position =='1') &amp; (data.Zone1_In_Zone3_Out_Dur&gt;99.505) &amp; (data.Zone1_In_Zone3_Out_Dur&lt;=99.975) &amp; (data.Block_Position.isin(['1', '4']))</text:p>
          </table:table-cell>
          <table:table-cell table:style-name="ce30" office:value-type="float" office:value="3842" calcext:value-type="float">
            <text:p>3842</text:p>
          </table:table-cell>
          <table:table-cell table:style-name="ce30" office:value-type="float" office:value="3757" calcext:value-type="float">
            <text:p>3757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60" calcext:value-type="currency">
            <text:p>€60</text:p>
          </table:table-cell>
          <table:table-cell table:style-name="ce23" table:formula="of:=[.F15]*[.K15]" office:value-type="currency" office:currency="EUR" office:value="1502800" calcext:value-type="currency">
            <text:p>€1,502,800</text:p>
          </table:table-cell>
          <table:table-cell table:style-name="ce23" table:formula="of:=[.J15]*[.M15]" office:value-type="currency" office:currency="EUR" office:value="230520" calcext:value-type="currency">
            <text:p>€230,520</text:p>
          </table:table-cell>
          <table:table-cell table:style-name="ce23" table:formula="of:=[.N15]-[.O15]" office:value-type="currency" office:currency="EUR" office:value="1272280" calcext:value-type="currency">
            <text:p>€1,272,280</text:p>
          </table:table-cell>
          <table:table-cell table:style-name="ce43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tA001 &amp; Defect2</text:p>
          </table:table-cell>
          <table:table-cell table:style-name="ce23" table:formula="of:=[.F16]*[.H16]" office:value-type="currency" office:currency="EUR" office:value="1100000" calcext:value-type="currency">
            <text:p>€1,100,000</text:p>
          </table:table-cell>
          <table:table-cell table:style-name="ce14" office:value-type="string" calcext:value-type="string">
            <text:p>X007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1000" calcext:value-type="currency">
            <text:p>€1,000</text:p>
          </table:table-cell>
          <table:table-cell table:style-name="ce30" office:value-type="float" office:value="34960" calcext:value-type="float">
            <text:p>34960</text:p>
          </table:table-cell>
          <table:table-cell table:style-name="ce30" office:value-type="float" office:value="1100" calcext:value-type="float">
            <text:p>1100</text:p>
          </table:table-cell>
          <table:table-cell table:style-name="ce37" office:value-type="string" calcext:value-type="string">
            <text:p>(data.Zone2Position =='1') &amp; (data.Zone1_In_Zone3_Out_Dur&gt;99.505) &amp; (data.Zone1_In_Zone3_Out_Dur&lt;=99.975) &amp; (data.Block_Position.isin(['1', '4']))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60" calcext:value-type="currency">
            <text:p>€60</text:p>
          </table:table-cell>
          <table:table-cell table:style-name="ce23" table:formula="of:=[.F16]*[.K16]" office:value-type="currency" office:currency="EUR" office:value="697000" calcext:value-type="currency">
            <text:p>€697,000</text:p>
          </table:table-cell>
          <table:table-cell table:style-name="ce23" table:formula="of:=[.J16]*[.M16]" office:value-type="currency" office:currency="EUR" office:value="42600" calcext:value-type="currency">
            <text:p>€42,600</text:p>
          </table:table-cell>
          <table:table-cell table:style-name="ce23" table:formula="of:=[.N16]-[.O16]" office:value-type="currency" office:currency="EUR" office:value="654400" calcext:value-type="currency">
            <text:p>€654,400</text:p>
          </table:table-cell>
          <table:table-cell table:style-name="ce43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tA001 &amp; Defect2</text:p>
          </table:table-cell>
          <table:table-cell table:style-name="ce23" table:formula="of:=[.F17]*[.H17]" office:value-type="currency" office:currency="EUR" office:value="1213200" calcext:value-type="currency">
            <text:p>€1,213,200</text:p>
          </table:table-cell>
          <table:table-cell table:style-name="ce14" office:value-type="string" calcext:value-type="string">
            <text:p>Z009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600" calcext:value-type="currency">
            <text:p>€600</text:p>
          </table:table-cell>
          <table:table-cell table:style-name="ce30" office:value-type="float" office:value="64835" calcext:value-type="float">
            <text:p>64835</text:p>
          </table:table-cell>
          <table:table-cell table:style-name="ce30" office:value-type="float" office:value="2022" calcext:value-type="float">
            <text:p>2022</text:p>
          </table:table-cell>
          <table:table-cell table:style-name="ce37" office:value-type="string" calcext:value-type="string">
            <text:p>(data.Zone2Position =='1') &amp; (data.Zone1_In_Zone3_Out_Dur&gt;99.505) &amp; (data.Zone1_In_Zone3_Out_Dur&lt;=99.975) &amp; (data.Block_Position.isin(['1', '4']))</text:p>
          </table:table-cell>
          <table:table-cell table:style-name="ce30" office:value-type="float" office:value="1301" calcext:value-type="float">
            <text:p>1301</text:p>
          </table:table-cell>
          <table:table-cell table:style-name="ce30" office:value-type="float" office:value="1269" calcext:value-type="float">
            <text:p>1269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currency" office:currency="EUR" office:value="52.5" calcext:value-type="currency">
            <text:p>€53</text:p>
          </table:table-cell>
          <table:table-cell table:style-name="ce23" table:formula="of:=[.F17]*[.K17]" office:value-type="currency" office:currency="EUR" office:value="761400" calcext:value-type="currency">
            <text:p>€761,400</text:p>
          </table:table-cell>
          <table:table-cell table:style-name="ce23" table:formula="of:=[.J17]*[.M17]" office:value-type="currency" office:currency="EUR" office:value="68302.5" calcext:value-type="currency">
            <text:p>€68,303</text:p>
          </table:table-cell>
          <table:table-cell table:style-name="ce23" table:formula="of:=[.N17]-[.O17]" office:value-type="currency" office:currency="EUR" office:value="693097.5" calcext:value-type="currency">
            <text:p>€693,098</text:p>
          </table:table-cell>
          <table:table-cell table:style-name="ce43" table:number-columns-repeated="1008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NotA001 &amp; Defect2</text:p>
          </table:table-cell>
          <table:table-cell table:style-name="ce24" table:formula="of:=SUM([.C14:.C17])" office:value-type="currency" office:currency="EUR" office:value="5259450" calcext:value-type="currency">
            <text:p>€5,259,450</text:p>
          </table:table-cell>
          <table:table-cell table:style-name="ce15"/>
          <table:table-cell table:style-name="ce31" office:value-type="float" office:value="2" calcext:value-type="float">
            <text:p>2</text:p>
          </table:table-cell>
          <table:table-cell table:style-name="ce32"/>
          <table:table-cell table:style-name="ce31" table:formula="of:=SUM([.G14:.G17])" office:value-type="float" office:value="363880" calcext:value-type="float">
            <text:p>363880</text:p>
          </table:table-cell>
          <table:table-cell table:style-name="ce31" table:formula="of:=SUM([.H14:.H17])" office:value-type="float" office:value="11289" calcext:value-type="float">
            <text:p>11289</text:p>
          </table:table-cell>
          <table:table-cell table:style-name="ce38" office:value-type="string" calcext:value-type="string">
            <text:p>(data.Zone2Position =='1') &amp; (data.Zone1_In_Zone3_Out_Dur&gt;99.505) &amp; (data.Zone1_In_Zone3_Out_Dur&lt;=99.975) &amp; (data.Block_Position.isin(['1', '4']))</text:p>
          </table:table-cell>
          <table:table-cell table:style-name="ce31" table:formula="of:=SUM([.J14:.J17])" office:value-type="float" office:value="7210" calcext:value-type="float">
            <text:p>7210</text:p>
          </table:table-cell>
          <table:table-cell table:style-name="ce31" table:formula="of:=SUM([.K14:.K17])" office:value-type="float" office:value="7047" calcext:value-type="float">
            <text:p>7047</text:p>
          </table:table-cell>
          <table:table-cell table:style-name="ce31" office:value-type="float" office:value="2" calcext:value-type="float">
            <text:p>2</text:p>
          </table:table-cell>
          <table:table-cell table:style-name="ce32"/>
          <table:table-cell table:style-name="ce32" table:formula="of:=SUM([.N14:.N17])" office:value-type="currency" office:currency="EUR" office:value="3292200" calcext:value-type="currency">
            <text:p>€3,292,200</text:p>
          </table:table-cell>
          <table:table-cell table:style-name="ce32" table:formula="of:=SUM([.O14:.O17])" office:value-type="currency" office:currency="EUR" office:value="392310" calcext:value-type="currency">
            <text:p>€392,310</text:p>
          </table:table-cell>
          <table:table-cell table:style-name="ce24" table:formula="of:=SUM([.P14:.P17])" office:value-type="currency" office:currency="EUR" office:value="2899890" calcext:value-type="currency">
            <text:p>€2,899,890</text:p>
          </table:table-cell>
          <table:table-cell table:style-name="ce43" table:number-columns-repeated="100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00:53.259766835</meta:creation-date>
    <dc:date>2019-03-24T15:01:52.976016450</dc:date>
    <meta:editing-duration>PT12M42S</meta:editing-duration>
    <meta:editing-cycles>2</meta:editing-cycles>
    <meta:generator>LibreOffice/6.1.5.2$Linux_X86_64 LibreOffice_project/10$Build-2</meta:generator>
    <meta:document-statistic meta:table-count="1" meta:cell-count="279" meta:object-count="0"/>
  </office:meta>
</office:document-meta>
</file>